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1283bf" officeooo:paragraph-rsid="001283bf"/>
    </style:style>
    <style:style style:name="P2"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1283bf" officeooo:paragraph-rsid="001283bf" style:font-weight-asian="bold" style:font-weight-complex="bold"/>
    </style:style>
    <style:style style:name="P3" style:family="paragraph" style:parent-style-name="Standard">
      <style:paragraph-properties fo:line-height="200%" fo:text-align="left" style:justify-single-word="false" fo:text-indent="0.5in" style:auto-text-indent="true"/>
      <style:text-properties style:text-underline-style="none" fo:font-weight="normal" officeooo:rsid="001283bf" officeooo:paragraph-rsid="001283bf" style:font-weight-asian="normal" style:font-weight-complex="normal"/>
    </style:style>
    <style:style style:name="P4" style:family="paragraph" style:parent-style-name="Standard">
      <style:paragraph-properties fo:line-height="200%" fo:text-align="left" style:justify-single-word="false" fo:text-indent="0.5in" style:auto-text-indent="true"/>
      <style:text-properties style:text-underline-style="none" fo:font-weight="normal" officeooo:rsid="001283bf" officeooo:paragraph-rsid="0013c2e3" style:font-weight-asian="normal" style:font-weight-complex="normal"/>
    </style:style>
    <style:style style:name="P5" style:family="paragraph" style:parent-style-name="Standard">
      <style:paragraph-properties fo:line-height="200%" fo:text-align="left" style:justify-single-word="false" fo:text-indent="0.5in" style:auto-text-indent="true"/>
      <style:text-properties style:text-underline-style="none" fo:font-weight="normal" officeooo:rsid="0013c2e3" officeooo:paragraph-rsid="0013c2e3" style:font-weight-asian="normal" style:font-weight-complex="normal"/>
    </style:style>
    <style:style style:name="P6"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13c2e3" officeooo:paragraph-rsid="0013c2e3" style:font-weight-asian="bold" style:font-weight-complex="bold"/>
    </style:style>
    <style:style style:name="P7" style:family="paragraph" style:parent-style-name="Standard">
      <style:paragraph-properties fo:line-height="200%" fo:text-align="left" style:justify-single-word="false" fo:text-indent="0.5in" style:auto-text-indent="true"/>
      <style:text-properties style:text-underline-style="none" fo:font-weight="normal" officeooo:rsid="0013c2e3" officeooo:paragraph-rsid="0014f1ab" style:font-weight-asian="normal" style:font-weight-complex="normal"/>
    </style:style>
    <style:style style:name="P8" style:family="paragraph" style:parent-style-name="Standard">
      <style:paragraph-properties fo:line-height="200%" fo:text-align="left" style:justify-single-word="false" fo:text-indent="0.5in" style:auto-text-indent="true"/>
      <style:text-properties style:text-underline-style="none" fo:font-weight="normal" officeooo:rsid="0014f1ab" officeooo:paragraph-rsid="0014f1ab" style:font-weight-asian="normal" style:font-weight-complex="normal"/>
    </style:style>
    <style:style style:name="P9"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14f1ab" officeooo:paragraph-rsid="0014f1ab" style:font-weight-asian="bold" style:font-weight-complex="bold"/>
    </style:style>
    <style:style style:name="T1" style:family="text">
      <style:text-properties officeooo:rsid="0013c2e3"/>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4f1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thew 6:25-34 - Worry</text:p>
      <text:p text:style-name="P2">Preface</text:p>
      <text:p text:style-name="P3"><text:tab/>After our break with communion last week, we begin again with the Sermon on the Mount. There is only one more chapter of Jesus’ most famous sermon. So far we can summarize what Jesus has said by saying, “Whatever you think is Holy, is on the surface of what God calls Holy”. Jesus during this whole sermon has broken some misconceptions and some well known sayings and has dismantled the illusion that anyone who has ever been born in this world, minus Him, could ever keep all of the law. This week we look at something familiar to all of us, that is worry. </text:p>
      <text:p text:style-name="P2">Vs. 25</text:p>
      <text:p text:style-name="P3"><text:tab/>A. In a continuation from the previous verse about serving two masters, and of those being money, Jesus says because you can only serve God then you cannot worry about things that money can buy.</text:p>
      <text:p text:style-name="P3"><text:tab/>B. For most of us in this country food is not hard to come by, in other parts of the world, as it was in Jesus’ day food was a scarcity. Water had to be purified to be drank, like today, you could not just go to a lake and drink the water. </text:p>
      <text:p text:style-name="P3"><text:tab/>C. Jesus is teaching us that worrying about things that we need is pointless because as He points out in verses below that God already knows we need them.</text:p>
      <text:p text:style-name="P2">Vs. 26-<text:span text:style-name="T1">27</text:span></text:p>
      <text:p text:style-name="P3"><text:tab/>A. In Jesus’ usual compare and contrast style. He points out that birds don’t worry about food or bedding but they get fed.</text:p>
      <text:p text:style-name="P3"><text:tab/>B. Nature in itself takes care of itself. We can see this every year when leaves fall and then grow back onto a tree. We see birds come in spring and make nests. They do this without a worry about things. It is only humans that worry about things like this.</text:p>
      <text:p text:style-name="P3"><text:tab/>C. Our Father in Heaven knows that we need food and water to survive. He knows that we need clothes and such, if God feeds and waters the birds and clothes them then we are more than secure.</text:p>
      <text:p text:style-name="P4"><text:soft-page-break/><text:tab/><text:span text:style-name="T1">D. Worry does noting but causes us harm. Physically it can make us sick or get hospitalized. It causes anxiety attacks, heart attacks, and shortens our life. Mentally it takes it tole as well. We start forgetting things, we become more temperamental. This all has an effect on our witness.</text:span></text:p>
      <text:p text:style-name="P5"><text:s/><text:span text:style-name="T2">Vs. 28-30</text:span></text:p>
      <text:p text:style-name="P5"><text:tab/>A. Jesus is making the same argument with clothing as He did food. Instead of comparing us with birds, now flowers. Jesus is simply saying that we as Christians, we as God’s people, we as God’s children are more important than anything to Him. </text:p>
      <text:p text:style-name="P5"><text:tab/>B. God puts a value on us, and that value is Jesus Christ, His son and His son’s life. That is the cost to redeem us. If Jesus paid that price, then what we eat and drink cannot compare.</text:p>
      <text:p text:style-name="P5"><text:tab/>C. Grass like everything else in this world will one day be burned up, it will all pass away, but we as eternal beings (yes that is what we are, we either live eternally in heaven or hell), will remain. God tells us to fully rely on Him for everything in life.</text:p>
      <text:p text:style-name="P5"><text:tab/>D. Ye of little faith! This is not the last time that Jesus will say this to people. <text:span text:style-name="T3">We, like the people of the say, put so many limitations on what God can do that is effects our faith in Him. We often try to put God in a human sized box, when in fact He created the box</text:span></text:p>
      <text:p text:style-name="P6">Vs. <text:s/>31-32</text:p>
      <text:p text:style-name="P7"><text:tab/><text:span text:style-name="T3">A. This is obviously the crescendo of this passage. Jesus is not saying that pagans run after money, they run after food and water they run after material things. We as Christians have to be above that. That does not mean we do not enjoy material things but those things must have their place below God.</text:span></text:p>
      <text:p text:style-name="P8"><text:tab/>B. We see people in our time work on Sunday’s because there is extra money to be made. It always shocked me that people who professed Christ worked instead of going to church. I know the money is good, but you cannot take it with you.</text:p>
      <text:p text:style-name="P8"><text:soft-page-break/><text:tab/>C. Our Father already knows we need these things. God knows we need money to pay bills, He knows we need food and drink. He already knows these things. That is why the next verse is so important.</text:p>
      <text:p text:style-name="P9">Vs. 33-34</text:p>
      <text:p text:style-name="P8"><text:tab/>A. We are to seek God and His kingdom first. We are to seek Holiness and righteousness. When we completely put all of our effort in seeking God, the food, water, clothing will come. This does not mean that we do not work for these things, but it is again about the heart. Where is our treasure kept? In heaven or on earth.</text:p>
      <text:p text:style-name="P8"><text:tab/>B. Are we seeking human approval, or are we seeking Godly approval? If we are seeking to impress other humans of course we are stressed and worried, because someone always has more than we do. If we are seeking God and his righteousness it does not matter what others have, because it is about You and Jesus.</text:p>
      <text:p text:style-name="P8"><text:tab/>C. vs 34 is one of my favorite verses, Tomorrow will worry about itself. Those are words of wisdom. There is no point in worrying, because we cannot do anything about time or what happens it will happen either way. </text:p>
      <text:p text:style-name="P9">Ending</text:p>
      <text:p text:style-name="P8"><text:tab/>One of my favorite moves of all time is The Lion King. The original that is. The song Hakuna Matata is something I sing quite often. It literally means no worries. I bring this up because whenever I feel stressed or just cant stop worrying I sing this song and think about this passage of scripture. That does not mean that the worrying magically stops and I feel better it is just training myself to stop and think about who holds tomorrow? We cannot make food appear and we cannot make water appear, only God can. Only God knows what is on the horizon in our lives, only God knows what we need. So in closing let us let God be God and let us all worship Him and be glad for the things that He gives.</text:p>
      <text:p text:style-name="P9">Pray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4T18:13:16.871981799</meta:creation-date>
    <dc:date>2026-03-14T18:48:41.232994596</dc:date>
    <meta:editing-duration>PT13M44S</meta:editing-duration>
    <meta:editing-cycles>1</meta:editing-cycles>
    <meta:document-statistic meta:table-count="0" meta:image-count="0" meta:object-count="0" meta:page-count="3" meta:paragraph-count="28" meta:word-count="1031" meta:character-count="5350" meta:non-whitespace-character-count="4322"/>
    <meta:generator>LibreOffice/26.2.1.1$Linux_X86_64 LibreOffice_project/620$Build-1</meta:generator>
  </office:meta>
</office:document-meta>
</file>